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1.995cm"/>
    </style:style>
    <style:style style:name="Tabla3.B" style:family="table-column">
      <style:table-column-properties style:column-width="3.805cm"/>
    </style:style>
    <style:style style:name="Tabla3.C" style:family="table-column">
      <style:table-column-properties style:column-width="4.193cm"/>
    </style:style>
    <style:style style:name="Tabla3.D" style:family="table-column">
      <style:table-column-properties style:column-width="4.703cm"/>
    </style:style>
    <style:style style:name="Tabla3.E" style:family="table-column">
      <style:table-column-properties style:column-width="2.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41350b" officeooo:paragraph-rsid="0041350b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489038" officeooo:paragraph-rsid="00489038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36038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4b4377" officeooo:paragraph-rsid="004b4377" style:font-weight-asian="bold" style:font-weight-complex="bold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d0283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bold" officeooo:rsid="00463e60" officeooo:paragraph-rsid="00463e60" style:font-size-asian="7pt" style:font-weight-asian="bold" style:font-name-complex="Lucida Sans" style:font-size-complex="7pt" style:font-weight-complex="bold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bold" officeooo:rsid="001f30e1" officeooo:paragraph-rsid="00450c3a" style:font-size-asian="7pt" style:font-weight-asian="bold" style:font-name-complex="Lucida Sans" style:font-size-complex="7pt" style:font-weight-complex="bold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63e60" style:font-size-asian="7pt" style:font-weight-asian="normal" style:font-name-complex="Lucida Sans" style:font-size-complex="7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2c6d9" style:font-size-asian="7pt" style:font-weight-asian="normal" style:font-name-complex="Lucida Sans" style:font-size-complex="7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1350b" style:font-size-asian="7pt" style:font-weight-asian="normal" style:font-name-complex="Lucida Sans" style:font-size-complex="7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1350b" style:font-size-asian="7pt" style:font-weight-asian="normal" style:font-name-complex="Lucida Sans" style:font-size-complex="7pt" style:font-weight-complex="normal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2c6d9" style:font-size-asian="7pt" style:font-weight-asian="normal" style:font-name-complex="Lucida Sans" style:font-size-complex="7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7pt" fo:font-weight="bold" officeooo:rsid="00489038" officeooo:paragraph-rsid="00489038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7pt" fo:font-weight="bold" officeooo:rsid="00463e60" officeooo:paragraph-rsid="00463e60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7pt" fo:font-weight="bold" officeooo:rsid="00450c3a" officeooo:paragraph-rsid="00450c3a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7pt" officeooo:rsid="001f30e1" officeooo:paragraph-rsid="001f30e1" style:font-size-asian="7pt" style:font-size-complex="7pt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7pt" officeooo:rsid="001f30e1" officeooo:paragraph-rsid="001f30e1" style:font-size-asian="7pt" style:font-size-complex="7pt"/>
    </style:style>
    <style:style style:name="T1" style:family="text">
      <style:text-properties fo:color="#221f1f" style:text-position="-5% 100%" fo:font-size="12pt" fo:letter-spacing="-0.012cm" style:font-size-asian="12pt" style:font-name-complex="Lucida Sans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ciliación Bancaria al <text:span text:style-name="T1"><text:placeholder text:placeholder-type="text">&lt;o.date and formatLang(o.date, date='true')&gt;</text:placeholder></text:span></text:p>
      <text:p text:style-name="P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Numero</text:p>
          </table:table-cell>
          <table:table-cell table:style-name="Tabla2.B1" office:value-type="string">
            <text:p text:style-name="P8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3">Diario</text:p>
          </table:table-cell>
          <table:table-cell table:style-name="Tabla2.B2" office:value-type="string">
            <text:p text:style-name="P9"><text:placeholder text:placeholder-type="text">&lt;o.journal_id.name&gt;</text:placeholder></text:p>
          </table:table-cell>
        </table:table-row>
        <table:table-row>
          <table:table-cell table:style-name="Tabla2.A1" office:value-type="string">
            <text:p text:style-name="P3">Fecha:</text:p>
          </table:table-cell>
          <table:table-cell table:style-name="Tabla2.B2" office:value-type="string">
            <text:p text:style-name="P9"><text:placeholder text:placeholder-type="text">&lt;o.date and formatLang(o.date, date='true')&gt;</text:placeholder></text:p>
          </table:table-cell>
        </table:table-row>
        <table:table-row>
          <table:table-cell table:style-name="Tabla2.A1" office:value-type="string">
            <text:p text:style-name="P3">Saldo Inicial:</text:p>
          </table:table-cell>
          <table:table-cell table:style-name="Tabla2.B2" office:value-type="string">
            <text:p text:style-name="P11"><text:placeholder text:placeholder-type="text">&lt;formatLang(o.balance_start)&gt;</text:placeholder></text:p>
          </table:table-cell>
        </table:table-row>
        <table:table-row>
          <table:table-cell table:style-name="Tabla2.A1" office:value-type="string">
            <text:p text:style-name="P3">Saldo Final:</text:p>
          </table:table-cell>
          <table:table-cell table:style-name="Tabla2.B2" office:value-type="string">
            <text:p text:style-name="P11"><text:placeholder text:placeholder-type="text">&lt;formatLang(o.balance_end_real)&gt;</text:placeholder></text:p>
          </table:table-cell>
        </table:table-row>
      </table:table>
      <text:p text:style-name="P1"/>
      <text:p text:style-name="P4">Movimientos</text:p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2">Fecha</text:p>
          </table:table-cell>
          <table:table-cell table:style-name="Tabla3.A1" office:value-type="string">
            <text:p text:style-name="P19">Descripción</text:p>
          </table:table-cell>
          <table:table-cell table:style-name="Tabla3.A1" office:value-type="string">
            <text:p text:style-name="P20">Referencia</text:p>
          </table:table-cell>
          <table:table-cell table:style-name="Tabla3.A1" office:value-type="string">
            <text:p text:style-name="P19">Empresa</text:p>
          </table:table-cell>
          <table:table-cell table:style-name="Tabla3.E1" office:value-type="string">
            <text:p text:style-name="P20">Importe</text:p>
          </table:table-cell>
        </table:table-row>
        <table:table-row>
          <table:table-cell table:style-name="Tabla3.A1" office:value-type="string">
            <text:p text:style-name="P14"><text:placeholder text:placeholder-type="text">&lt;for each="line in o.line_ids.sorted(key=lambda line: line.date)"&gt;</text:placeholder></text:p>
          </table:table-cell>
          <table:table-cell table:style-name="Tabla3.A1" office:value-type="string">
            <text:p text:style-name="P22"/>
          </table:table-cell>
          <table:table-cell table:style-name="Tabla3.A1" office:value-type="string">
            <text:p text:style-name="P22"/>
          </table:table-cell>
          <table:table-cell table:style-name="Tabla3.A1" office:value-type="string">
            <text:p text:style-name="P22"/>
          </table:table-cell>
          <table:table-cell table:style-name="Tabla3.E1" office:value-type="string">
            <text:p text:style-name="P23"/>
          </table:table-cell>
        </table:table-row>
        <table:table-row>
          <table:table-cell table:style-name="Tabla3.A3" office:value-type="string">
            <text:p text:style-name="P15"><text:placeholder text:placeholder-type="text">&lt;line.date and formatLang(line.date, date='true')&gt;</text:placeholder></text:p>
          </table:table-cell>
          <table:table-cell table:style-name="Tabla3.A3" office:value-type="string">
            <text:p text:style-name="P15"><text:placeholder text:placeholder-type="text">&lt;line.name&gt;</text:placeholder></text:p>
          </table:table-cell>
          <table:table-cell table:style-name="Tabla3.A3" office:value-type="string">
            <text:p text:style-name="P15"><text:placeholder text:placeholder-type="text">&lt;line.ref&gt;</text:placeholder></text:p>
          </table:table-cell>
          <table:table-cell table:style-name="Tabla3.A3" office:value-type="string">
            <text:p text:style-name="P15"><text:placeholder text:placeholder-type="text">&lt;line.partner_id.name&gt;</text:placeholder></text:p>
          </table:table-cell>
          <table:table-cell table:style-name="Tabla3.E3" office:value-type="string">
            <text:p text:style-name="P18"><text:placeholder text:placeholder-type="text">&lt;formatLang(line.amount)&gt;</text:placeholder></text:p>
          </table:table-cell>
        </table:table-row>
        <table:table-row>
          <table:table-cell table:style-name="Tabla3.A3" office:value-type="string">
            <text:p text:style-name="P16"><text:placeholder text:placeholder-type="text">&lt;/for&gt;</text:placeholder></text:p>
          </table:table-cell>
          <table:table-cell table:style-name="Tabla3.A3" office:value-type="string">
            <text:p text:style-name="P22"/>
          </table:table-cell>
          <table:table-cell table:style-name="Tabla3.A3" office:value-type="string">
            <text:p text:style-name="P22"/>
          </table:table-cell>
          <table:table-cell table:style-name="Tabla3.A3" office:value-type="string">
            <text:p text:style-name="P22"/>
          </table:table-cell>
          <table:table-cell table:style-name="Tabla3.E3" office:value-type="string">
            <text:p text:style-name="P23"/>
          </table:table-cell>
        </table:table-row>
        <table:table-row>
          <table:table-cell table:style-name="Tabla3.A5" table:number-columns-spanned="4" office:value-type="string">
            <text:p text:style-name="P17"/>
            <text:p text:style-name="P21">Balance Computado</text:p>
          </table:table-cell>
          <table:covered-table-cell/>
          <table:covered-table-cell/>
          <table:covered-table-cell/>
          <table:table-cell table:style-name="Tabla3.E5" office:value-type="string">
            <text:p text:style-name="P13"><text:placeholder text:placeholder-type="text">&lt;formatLang(o.balance_end)&gt;</text:placeholder></text:p>
          </table:table-cell>
        </table:table-row>
      </table:table>
      <text:p text:style-name="P5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11-08T17:43:35.798112924</dc:date>
    <meta:editing-duration>PT1H33M33S</meta:editing-duration>
    <meta:editing-cycles>47</meta:editing-cycles>
    <meta:generator>LibreOffice/5.1.4.2$Linux_X86_64 LibreOffice_project/10m0$Build-2</meta:generator>
    <dc:title>ir.actions.report.xml</dc:title>
    <meta:document-statistic meta:table-count="2" meta:image-count="0" meta:object-count="0" meta:page-count="1" meta:paragraph-count="26" meta:word-count="46" meta:character-count="530" meta:non-whitespace-character-count="51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